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Normalny" style:family="paragraph">
      <style:paragraph-properties fo:break-before="page"/>
    </style:style>
    <style:style style:name="P14" style:parent-style-name="Standard" style:family="paragraph">
      <style:text-properties fo:background-color="#FFF200"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T18" style:parent-style-name="Domyślnaczcionkaakapitu" style:family="text">
      <style:text-properties fo:background-color="#FFF200"/>
    </style:style>
    <style:style style:name="P19" style:parent-style-name="Standard" style:list-style-name="LFO1" style:family="paragraph"/>
    <style:style style:name="T20" style:parent-style-name="Domyślnaczcionkaakapitu" style:family="text">
      <style:text-properties fo:background-color="#FFF200"/>
    </style:style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list-style-name="LFO2" style:family="paragraph"/>
    <style:style style:name="P24" style:parent-style-name="Standard" style:list-style-name="LFO2" style:family="paragraph"/>
    <style:style style:name="P25" style:parent-style-name="Standard" style:family="paragraph">
      <style:text-properties fo:background-color="#FFF200"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3" style:family="paragraph"/>
    <style:style style:name="P31" style:parent-style-name="Standard" style:family="paragraph">
      <style:text-properties fo:background-color="#FFF200"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4" style:family="paragraph"/>
    <style:style style:name="P36" style:parent-style-name="Standard" style:family="paragraph">
      <style:text-properties fo:background-color="#FFF200"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list-style-name="LFO1" style:family="paragraph"/>
    <style:style style:name="T39" style:parent-style-name="Domyślnaczcionkaakapitu" style:family="text">
      <style:text-properties fo:background-color="#FFF200"/>
    </style:style>
    <style:style style:name="P40" style:parent-style-name="Standard" style:list-style-name="LFO5" style:family="paragraph"/>
    <style:style style:name="P41" style:parent-style-name="Standard" style:family="paragraph">
      <style:text-properties fo:background-color="#FFF200"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list-style-name="LFO1" style:family="paragraph"/>
    <style:style style:name="P44" style:parent-style-name="Standard" style:list-style-name="LFO6" style:family="paragraph"/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list-style-name="LFO7" style:family="paragraph"/>
    <style:style style:name="T48" style:parent-style-name="Domyślnaczcionkaakapitu" style:family="text">
      <style:text-properties fo:background-color="#FFF200"/>
    </style:style>
    <style:style style:name="P49" style:parent-style-name="Standard" style:list-style-name="LFO7" style:family="paragraph"/>
    <style:style style:name="P50" style:parent-style-name="Standard" style:list-style-name="LFO7" style:family="paragraph"/>
    <style:style style:name="T51" style:parent-style-name="Domyślnaczcionkaakapitu" style:family="text">
      <style:text-properties fo:background-color="#FFF200"/>
    </style:style>
    <style:style style:name="P52" style:parent-style-name="Standard" style:list-style-name="LFO7" style:family="paragraph"/>
    <style:style style:name="P53" style:parent-style-name="Standard" style:list-style-name="LFO7" style:family="paragraph"/>
    <style:style style:name="P54" style:parent-style-name="Standard" style:list-style-name="LFO7" style:family="paragraph"/>
    <style:style style:name="T55" style:parent-style-name="Domyślnaczcionkaakapitu" style:family="text">
      <style:text-properties fo:background-color="#FFF200"/>
    </style:style>
    <style:style style:name="P56" style:parent-style-name="Standard" style:list-style-name="LFO7" style:family="paragraph"/>
    <style:style style:name="P57" style:parent-style-name="Standard" style:list-style-name="LFO7" style:family="paragraph"/>
    <style:style style:name="P58" style:parent-style-name="Normalny" style:family="paragraph">
      <style:paragraph-properties fo:break-before="page"/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background-color="#FFF200"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list-style-name="LFO8" style:family="paragraph"/>
    <style:style style:name="P64" style:parent-style-name="Standard" style:family="paragraph">
      <style:text-properties fo:background-color="#FFF200"/>
    </style:style>
    <style:style style:name="P65" style:parent-style-name="Standard" style:list-style-name="LFO6" style:family="paragraph"/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list-style-name="LFO9" style:family="paragraph"/>
    <style:style style:name="P69" style:parent-style-name="Standard" style:list-style-name="LFO7" style:family="paragraph"/>
    <style:style style:name="P70" style:parent-style-name="Standard" style:list-style-name="LFO7" style:family="paragraph"/>
    <style:style style:name="P71" style:parent-style-name="Standard" style:list-style-name="LFO7" style:family="paragraph"/>
    <style:style style:name="P72" style:parent-style-name="Standard" style:list-style-name="LFO7" style:family="paragraph"/>
    <style:style style:name="P73" style:parent-style-name="Standard" style:list-style-name="LFO7" style:family="paragraph"/>
    <style:style style:name="P74" style:parent-style-name="Standard" style:list-style-name="LFO7" style:family="paragraph"/>
    <style:style style:name="P75" style:parent-style-name="Standard" style:list-style-name="LFO7" style:family="paragraph"/>
    <style:style style:name="P76" style:parent-style-name="Standard" style:list-style-name="LFO7" style:family="paragraph"/>
  </office:automatic-styles>
  <office:body>
    <office:text text:use-soft-page-breaks="true">
      <text:p text:style-name="P1">Program uruchamia instancję serwera do którego pozwala podłączyć się klientom. Klienci obsługiwani są współbieżnie. Serwer „forkuje” łącze accept dla każdej komendy klienta.</text:p>
      <text:list text:style-name="LFO1" text:continue-numbering="true">
        <text:list-item>
          <text:p text:style-name="P2">serwer – odpala się na porcie 127.0.0.1 i zadanym w wierszu poleceń porcie</text:p>
        </text:list-item>
        <text:list-item>
          <text:p text:style-name="P3">klient – łączy się z serwerem z wywołaniem adresu na którym mamy się połączyć i portu serwera</text:p>
        </text:list-item>
      </text:list>
      <text:p text:style-name="Standard"/>
      <text:p text:style-name="Standard">Możliwe komendy użytkownika:</text:p>
      <text:list text:style-name="LFO1" text:continue-numbering="true">
        <text:list-item>
          <text:p text:style-name="P4">list – lista wszystkich produktów, kodów kreskowych i cen</text:p>
        </text:list-item>
        <text:list-item>
          <text:p text:style-name="P5">poka [kod_kreskowy] – wyświetlany jest produkt o zadanym ID, lub pojawia się informacja o niemożności znalezienia produktu</text:p>
        </text:list-item>
        <text:list-item>
          <text:p text:style-name="P6">quit – opuszczamy sesję</text:p>
        </text:list-item>
      </text:list>
      <text:p text:style-name="Standard"/>
      <text:p text:style-name="Standard">Możliwe komendy admina:</text:p>
      <text:list text:style-name="LFO1" text:continue-numbering="true">
        <text:list-item>
          <text:p text:style-name="P7">list – lista wszystkich produktów, kodów kreskowych i cen</text:p>
        </text:list-item>
        <text:list-item>
          <text:p text:style-name="P8">poka [kod_kreskowy] – wyświetlany jest produkt o zadanym ID, lub pojawia się informacja o niemożności znalezienia produktu</text:p>
        </text:list-item>
        <text:list-item>
          <text:p text:style-name="P9">quit – opuszczamy sesję</text:p>
        </text:list-item>
        <text:list-item>
          <text:p text:style-name="P10">doda [kod_kreskowy] [nazwa] [cena] – na końcu bazy dodajemy produkt, w przypadku kiedy produkt o danym ID już istnieje – wyświetlana jest taka informacja</text:p>
        </text:list-item>
        <text:list-item>
          <text:p text:style-name="P11">zmin [kod_kreskowy] [nazwa] [cena] – zmieniamy produkt o danym ID podając nową nazwę i cenę, w przypadku kiedy produkt o danym ID już istnieje – wyświetlana jest taka informacja</text:p>
        </text:list-item>
        <text:list-item>
          <text:p text:style-name="P12">skas [kod_kreskowy] – usuwamy produkt o zadanym ID. Jeśli produkt o zadanym ID nie istnieje – wyświetlana jest informacja o niemożności wykonania danej operacji.</text:p>
        </text:list-item>
      </text:list>
      <text:p text:style-name="Standard"/>
      <text:p text:style-name="Standard"/>
      <text:p text:style-name="Standard"/>
      <text:p text:style-name="P13"/>
      <text:soft-page-break/>
      <text:p text:style-name="Standard">SERWER</text:p>
      <text:p text:style-name="Standard"/>
      <text:p text:style-name="P14">i<text:bookmark-start text:name="ftserve_recv_cmd"/><text:bookmark-end text:name="ftserve_recv_cmd"/>nt ftserve_recv_cmd(int sock_control, char*cmd, char*arg)</text:p>
      <text:p text:style-name="P15"/>
      <text:p text:style-name="Standard">przyjmuje:</text:p>
      <text:list text:style-name="LFO1" text:continue-numbering="true">
        <text:list-item>
          <text:p text:style-name="P16">socket</text:p>
        </text:list-item>
        <text:list-item>
          <text:p text:style-name="P17">cmd – char wypełnione przez funkcję<text:s/><text:a xlink:href="#recv_data" office:target-frame-name="_top" xlink:show="replace"><text:span text:style-name="T18">recv_data</text:span></text:a></text:p>
        </text:list-item>
        <text:list-item>
          <text:p text:style-name="P19">arg – char wypełnione<text:s/>przez funkcję<text:s/><text:a xlink:href="#recv_data" office:target-frame-name="_top" xlink:show="replace"><text:span text:style-name="T20">recv_data</text:span></text:a>, lądują tutaj niepodzielone argumenty</text:p>
        </text:list-item>
      </text:list>
      <text:p text:style-name="Standard"/>
      <text:p text:style-name="Standard">zwraca:</text:p>
      <text:list text:style-name="LFO2" text:continue-numbering="true">
        <text:list-item>
          <text:p text:style-name="P21">KOD odpowiedzi przez<text:s/><text:a xlink:href="#send_response" office:target-frame-name="_top" xlink:show="replace">send_response</text:a></text:p>
          <text:list text:continue-numbering="true">
            <text:list-item>
              <text:p text:style-name="P22">jeśli w cmd był QUIT to wysyła 221</text:p>
            </text:list-item>
            <text:list-item>
              <text:p text:style-name="P23">jeśli to jakaś INNA rozpoznana komenda to 200</text:p>
            </text:list-item>
            <text:list-item>
              <text:p text:style-name="P24">jeśli nierozpoznana komenda to 502</text:p>
            </text:list-item>
          </text:list>
        </text:list-item>
      </text:list>
      <text:p text:style-name="Standard"/>
      <text:p text:style-name="P25"><text:bookmark-start text:name="recv_data"/><text:bookmark-end text:name="recv_data"/>int recv_data(int sockfd, char* buf, int bufsize)</text:p>
      <text:p text:style-name="P26"/>
      <text:p text:style-name="Standard">przyjmuje:</text:p>
      <text:list text:style-name="LFO1" text:continue-numbering="true">
        <text:list-item>
          <text:p text:style-name="P27">socket</text:p>
        </text:list-item>
        <text:list-item>
          <text:p text:style-name="P28">buf – char wypełnione przez fukcję systemową recv (ilością bufsize)</text:p>
        </text:list-item>
        <text:list-item>
          <text:p text:style-name="P29">bufsize</text:p>
        </text:list-item>
      </text:list>
      <text:p text:style-name="Standard"/>
      <text:p text:style-name="Standard">zwraca:</text:p>
      <text:list text:style-name="LFO3" text:continue-numbering="true">
        <text:list-item>
          <text:p text:style-name="P30">ilość pozostalych bajtow do odebrania, powinno być 0</text:p>
        </text:list-item>
      </text:list>
      <text:p text:style-name="Standard"/>
      <text:p text:style-name="Standard"/>
      <text:p text:style-name="P31"><text:bookmark-start text:name="send_response"/><text:bookmark-end text:name="send_response"/>int<text:s/>send_response(int sockfd, int rc)</text:p>
      <text:p text:style-name="P32"/>
      <text:p text:style-name="Standard">przyjmuje:</text:p>
      <text:list text:style-name="LFO1" text:continue-numbering="true">
        <text:list-item>
          <text:p text:style-name="P33">socket</text:p>
        </text:list-item>
        <text:list-item>
          <text:p text:style-name="P34">KOD i go wysyła funkcją systemową send</text:p>
        </text:list-item>
      </text:list>
      <text:p text:style-name="Standard"/>
      <text:p text:style-name="Standard">zwraca:</text:p>
      <text:list text:style-name="LFO4" text:continue-numbering="true">
        <text:list-item>
          <text:p text:style-name="P35">0 przy sukcesie i -1 jeśli coś poszło nie tak</text:p>
        </text:list-item>
      </text:list>
      <text:p text:style-name="Standard"/>
      <text:p text:style-name="P36"><text:bookmark-start text:name="ftserve_start_data_conn"/><text:bookmark-end text:name="ftserve_start_data_conn"/>int ftserve_start_data_conn(int sock_control)</text:p>
      <text:p text:style-name="P37"/>
      <text:p text:style-name="Standard">przyjmuje:</text:p>
      <text:list text:style-name="LFO1" text:continue-numbering="true">
        <text:list-item>
          <text:p text:style-name="P38">socket i wypełnia adres klienta i odpala<text:s/><text:a xlink:href="#socket_connect" office:target-frame-name="_top" xlink:show="replace"><text:span text:style-name="T39">socket_connect</text:span></text:a><text:s/>które odpala funkcję systemową connect.</text:p>
        </text:list-item>
      </text:list>
      <text:p text:style-name="Standard"/>
      <text:p text:style-name="Standard">zwraca:</text:p>
      <text:list text:style-name="LFO5" text:continue-numbering="true">
        <text:list-item>
          <text:p text:style-name="P40">wartość socketa połączonego serwera i klienta</text:p>
        </text:list-item>
      </text:list>
      <text:p text:style-name="Standard"/>
      <text:p text:style-name="P41"><text:bookmark-start text:name="socket_connect"/><text:bookmark-end text:name="socket_connect"/>int socket_connect(int port, char*host)</text:p>
      <text:p text:style-name="P42"/>
      <text:p text:style-name="Standard">przyjmuje:</text:p>
      <text:list text:style-name="LFO1" text:continue-numbering="true">
        <text:list-item>
          <text:p text:style-name="P43">socket i wypełnia adres klienta i odpala socket_connect które odpala<text:s/>funkcję systemową connect.</text:p>
        </text:list-item>
      </text:list>
      <text:p text:style-name="Standard"/>
      <text:soft-page-break/>
      <text:p text:style-name="Standard">zwraca:</text:p>
      <text:list text:style-name="LFO6" text:continue-numbering="true">
        <text:list-item>
          <text:p text:style-name="P44">wartość socketa połączonego serwera i klienta</text:p>
        </text:list-item>
      </text:list>
      <text:p text:style-name="Standard"/>
      <text:p text:style-name="Standard"/>
      <text:p text:style-name="P45">Pętla serwera działa na zasadzie:</text:p>
      <text:p text:style-name="P46"/>
      <text:list text:style-name="LFO7" text:continue-numbering="true">
        <text:list-item>
          <text:p text:style-name="P47">odpalamy <text:s/><text:a xlink:href="#ftserve_recv_cmd" office:target-frame-name="_top" xlink:show="replace"><text:span text:style-name="T48">ftserve_recv_cmd</text:span></text:a><text:s/>ktore otrzymuje nazwę komendy i argumenty i zwraca kod grupy komend (quit | instrukcje | invalid)</text:p>
        </text:list-item>
        <text:list-item>
          <text:p text:style-name="P49">konwertujemy argumenty na pojedyncze wartości argumentów</text:p>
        </text:list-item>
        <text:list-item>
          <text:p text:style-name="P50">jeśli dostaliśmy instrukcje, czyli kod 200 to otwieramy połączenie<text:s/><text:a xlink:href="#ftserve_start_data_conn" office:target-frame-name="_top" xlink:show="replace"><text:span text:style-name="T51">ftserve_start_data_conn</text:span></text:a>, które zwraca deskryptor już połączonego socketa serwer-klient</text:p>
        </text:list-item>
        <text:list-item>
          <text:p text:style-name="P52">teraz sprawdzamy jaka komenda przyszła i ją obsługujemy</text:p>
        </text:list-item>
        <text:list-item>
          <text:p text:style-name="P53">dla komendy LIST jest to:</text:p>
          <text:list text:continue-numbering="true">
            <text:list-item>
              <text:p text:style-name="P54">odpala się dana funkcja, coś tam procesuje i używa<text:s/><text:a xlink:href="#send_response" office:target-frame-name="_top" xlink:show="replace"><text:span text:style-name="T55">send_response</text:span></text:a><text:s/>żeby wysłać kod „1”</text:p>
            </text:list-item>
            <text:list-item>
              <text:p text:style-name="P56">następnie przy pomocy funkcji systemowej<text:s/>send wysyła DANE, a po zakończeniu wysyła kod „226”</text:p>
            </text:list-item>
          </text:list>
        </text:list-item>
        <text:list-item>
          <text:p text:style-name="P57">Należy dodać że w momencie logowania serwer sprawdza czy<text:s/>użytkownik jest zwykłym userem czy adminem i w zależności od tego pozwala lub nie na wykonywanie pewnych komend.<text:s/></text:p>
        </text:list-item>
      </text:list>
      <text:p text:style-name="Standard"/>
      <text:p text:style-name="P58"/>
      <text:soft-page-break/>
      <text:p text:style-name="P59">KLIENT</text:p>
      <text:p text:style-name="P60"/>
      <text:p text:style-name="P61">int ftclient_read_command (char* buf, int size, struct command *cstruct)</text:p>
      <text:p text:style-name="P62"/>
      <text:p text:style-name="Standard">zwraca:</text:p>
      <text:list text:style-name="LFO8" text:continue-numbering="true">
        <text:list-item>
          <text:p text:style-name="P63">wypełnia buf komendą użytkownika wraz z argumentami, wypełnia cstruct czyli to miejsce gdzie zapisuje się sama komenda i jej argumenty</text:p>
        </text:list-item>
      </text:list>
      <text:p text:style-name="Standard"/>
      <text:p text:style-name="P64">int read_reply()</text:p>
      <text:p text:style-name="Standard"/>
      <text:p text:style-name="Standard">zwraca:</text:p>
      <text:list text:style-name="LFO6" text:continue-numbering="true">
        <text:list-item>
          <text:p text:style-name="P65">wartość socketa połączonego serwera i klienta</text:p>
        </text:list-item>
      </text:list>
      <text:p text:style-name="Standard"/>
      <text:p text:style-name="Standard"/>
      <text:p text:style-name="P66">Pętla klienta<text:s/>działa na zasadzie:</text:p>
      <text:p text:style-name="P67"/>
      <text:list text:style-name="LFO7">
        <text:list-item text:start-value="1">
          <text:p text:style-name="P68">odpalamy ftclient_read_command które wczytuje komendę użytkownika i wypełnia nią bufor i zapisuje samą komendę.</text:p>
        </text:list-item>
        <text:list-item>
          <text:p text:style-name="P69">następnie to co jest zapisane w buforze wysyłane jest za pomocą funkcji systemowej ‘send’ na serwer</text:p>
        </text:list-item>
        <text:list-item>
          <text:p text:style-name="P70">uruchamiana jest funkcja read_reply która to uruchamia funkcję systemową ‘recv’ w celu odebrania kodu zwrotnego</text:p>
        </text:list-item>
        <text:list-item>
          <text:p text:style-name="P71">jeśli otrzymamy ‘221’ serwer wykonuje komendę exit</text:p>
        </text:list-item>
        <text:list-item>
          <text:p text:style-name="P72">przy kodzie ‘502’ wypisywana jest komenda o błędnej komendzie</text:p>
        </text:list-item>
        <text:list-item>
          <text:p text:style-name="P73">przy ‘200’ wiemy że dostaliśmy komendę do przeprocesowania</text:p>
        </text:list-item>
        <text:list-item>
          <text:p text:style-name="P74">otwierane jest połączenie/socket<text:s/>ftclient_open_conn</text:p>
        </text:list-item>
        <text:list-item>
          <text:p text:style-name="P75">sprawdzana jest wartość komendy i odbierany strumien danych przez komendę<text:s/><text:span text:style-name="pl-c1">ftclient_odbierz_info_po_komendzie która korzysta z funkcji systemowej recv</text:span></text:p>
        </text:list-item>
        <text:list-item>
          <text:p text:style-name="P76">po przeprocesowaniu komendy socket połączenia jest zamykany i wracamy do początku pętli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pl-c1" style:display-name="pl-c1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zymon Zawartka</meta:initial-creator>
    <dc:creator>Szymon</dc:creator>
    <meta:creation-date>2018-06-29T05:33:00Z</meta:creation-date>
    <dc:date>2018-06-29T05:33:00Z</dc:date>
    <meta:template xlink:href="Normal.dotm" xlink:type="simple"/>
    <meta:editing-cycles>2</meta:editing-cycles>
    <meta:editing-duration>PT60S</meta:editing-duration>
    <meta:document-statistic meta:page-count="4" meta:paragraph-count="9" meta:word-count="659" meta:character-count="4607" meta:row-count="32" meta:non-whitespace-character-count="3957"/>
  </office:meta>
</office:document-meta>
</file>